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6cm"/>
    </style:style>
    <style:style style:name="co2" style:family="table-column">
      <style:table-column-properties fo:break-before="auto" style:column-width="3.5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644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fo:border-left="none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</office:automatic-styles>
  <office:body>
    <office:spreadsheet>
      <table:table table:name="Barcelona_Poleposition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250" table:default-cell-style-name="ce2"/>
        <table:table-row table:style-name="ro1">
          <table:table-cell table:style-name="ce1" office:value-type="string">
            <text:p>Barcelona</text:p>
          </table:table-cell>
          <table:table-cell office:value-type="string">
            <text:p>writes, reads, queries and deletes objects with a 5 level inheritance structure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Objets: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30000">
            <text:p>300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EyeDB, C++, normal</text:p>
          </table:table-cell>
          <table:table-cell table:number-columns-repeated="5"/>
          <table:table-cell table:style-name="ce4" office:value-type="string">
            <text:p>Normal/local</text:p>
          </table:table-cell>
          <table:table-cell table:number-columns-repeated="4"/>
          <table:table-cell table:style-name="ce5" office:value-type="string">
            <text:p>Moyenne/ligne</text:p>
          </table:table-cell>
          <table:table-cell table:number-columns-repeated="244"/>
        </table:table-row>
        <table:table-row table:style-name="ro1">
          <table:table-cell office:value-type="string">
            <text:p>write</text:p>
          </table:table-cell>
          <table:table-cell office:value-type="float" office:value="154">
            <text:p>154</text:p>
          </table:table-cell>
          <table:table-cell office:value-type="float" office:value="497">
            <text:p>497</text:p>
          </table:table-cell>
          <table:table-cell office:value-type="float" office:value="1608">
            <text:p>1608</text:p>
          </table:table-cell>
          <table:table-cell office:value-type="float" office:value="5081">
            <text:p>5081</text:p>
          </table:table-cell>
          <table:table-cell/>
          <table:table-cell office:value-type="string">
            <text:p>write</text:p>
          </table:table-cell>
          <table:table-cell table:formula="oooc:=[.B5]/[.B11]" office:value-type="float" office:value="1.50980392156863">
            <text:p>1,51</text:p>
          </table:table-cell>
          <table:table-cell table:formula="oooc:=[.C5]/[.C11]" office:value-type="float" office:value="1.553125">
            <text:p>1,55</text:p>
          </table:table-cell>
          <table:table-cell table:formula="oooc:=[.D5]/[.D11]" office:value-type="float" office:value="1.65092402464066">
            <text:p>1,65</text:p>
          </table:table-cell>
          <table:table-cell table:formula="oooc:=[.E5]/[.E11]" office:value-type="float" office:value="1.48915592028136">
            <text:p>1,49</text:p>
          </table:table-cell>
          <table:table-cell table:formula="oooc:=AVERAGE([.H5:.K5])" office:value-type="float" office:value="1.55075221662266">
            <text:p>1,55</text:p>
          </table:table-cell>
          <table:table-cell table:number-columns-repeated="244"/>
        </table:table-row>
        <table:table-row table:style-name="ro1">
          <table:table-cell office:value-type="string">
            <text:p>read</text:p>
          </table:table-cell>
          <table:table-cell office:value-type="float" office:value="154">
            <text:p>154</text:p>
          </table:table-cell>
          <table:table-cell office:value-type="float" office:value="270">
            <text:p>270</text:p>
          </table:table-cell>
          <table:table-cell office:value-type="float" office:value="880">
            <text:p>880</text:p>
          </table:table-cell>
          <table:table-cell office:value-type="float" office:value="2782">
            <text:p>2782</text:p>
          </table:table-cell>
          <table:table-cell/>
          <table:table-cell office:value-type="string">
            <text:p>read</text:p>
          </table:table-cell>
          <table:table-cell table:formula="oooc:=[.B6]/[.B12]" office:value-type="float" office:value="1.4392523364486">
            <text:p>1,44</text:p>
          </table:table-cell>
          <table:table-cell table:formula="oooc:=[.C6]/[.C12]" office:value-type="float" office:value="2.23140495867769">
            <text:p>2,23</text:p>
          </table:table-cell>
          <table:table-cell table:formula="oooc:=[.D6]/[.D12]" office:value-type="float" office:value="2.16748768472906">
            <text:p>2,17</text:p>
          </table:table-cell>
          <table:table-cell table:formula="oooc:=[.E6]/[.E12]" office:value-type="float" office:value="2.07302533532042">
            <text:p>2,07</text:p>
          </table:table-cell>
          <table:table-cell table:formula="oooc:=AVERAGE([.H6:.K6])" office:value-type="float" office:value="1.97779257879394">
            <text:p>1,98</text:p>
          </table:table-cell>
          <table:table-cell table:number-columns-repeated="244"/>
        </table:table-row>
        <table:table-row table:style-name="ro1">
          <table:table-cell office:value-type="string">
            <text:p>query</text:p>
          </table:table-cell>
          <table:table-cell office:value-type="float" office:value="5152">
            <text:p>5152</text:p>
          </table:table-cell>
          <table:table-cell office:value-type="float" office:value="14434">
            <text:p>14434</text:p>
          </table:table-cell>
          <table:table-cell office:value-type="float" office:value="44135">
            <text:p>44135</text:p>
          </table:table-cell>
          <table:table-cell office:value-type="float" office:value="132540">
            <text:p>132540</text:p>
          </table:table-cell>
          <table:table-cell/>
          <table:table-cell office:value-type="string">
            <text:p>query</text:p>
          </table:table-cell>
          <table:table-cell table:formula="oooc:=[.B7]/[.B13]" office:value-type="float" office:value="1.04609137055838">
            <text:p>1,05</text:p>
          </table:table-cell>
          <table:table-cell table:formula="oooc:=[.C7]/[.C13]" office:value-type="float" office:value="1.13573058462507">
            <text:p>1,14</text:p>
          </table:table-cell>
          <table:table-cell table:formula="oooc:=[.D7]/[.D13]" office:value-type="float" office:value="1.07160200067984">
            <text:p>1,07</text:p>
          </table:table-cell>
          <table:table-cell table:formula="oooc:=[.E7]/[.E13]" office:value-type="float" office:value="0.99927621460237">
            <text:p>1</text:p>
          </table:table-cell>
          <table:table-cell table:formula="oooc:=AVERAGE([.H7:.K7])" office:value-type="float" office:value="1.06317504261641">
            <text:p>1,06</text:p>
          </table:table-cell>
          <table:table-cell table:number-columns-repeated="244"/>
        </table:table-row>
        <table:table-row table:style-name="ro1">
          <table:table-cell office:value-type="string">
            <text:p>destroy</text:p>
          </table:table-cell>
          <table:table-cell office:value-type="float" office:value="247">
            <text:p>247</text:p>
          </table:table-cell>
          <table:table-cell office:value-type="float" office:value="734">
            <text:p>734</text:p>
          </table:table-cell>
          <table:table-cell office:value-type="float" office:value="2498">
            <text:p>2498</text:p>
          </table:table-cell>
          <table:table-cell office:value-type="float" office:value="8822">
            <text:p>8822</text:p>
          </table:table-cell>
          <table:table-cell/>
          <table:table-cell office:value-type="string">
            <text:p>destroy</text:p>
          </table:table-cell>
          <table:table-cell table:formula="oooc:=[.B8]/[.B14]" office:value-type="float" office:value="1.32085561497326">
            <text:p>1,32</text:p>
          </table:table-cell>
          <table:table-cell table:formula="oooc:=[.C8]/[.C14]" office:value-type="float" office:value="1.59565217391304">
            <text:p>1,6</text:p>
          </table:table-cell>
          <table:table-cell table:formula="oooc:=[.D8]/[.D14]" office:value-type="float" office:value="1.29497148781752">
            <text:p>1,29</text:p>
          </table:table-cell>
          <table:table-cell table:formula="oooc:=[.E8]/[.E14]" office:value-type="float" office:value="1.31848752054999">
            <text:p>1,32</text:p>
          </table:table-cell>
          <table:table-cell table:formula="oooc:=AVERAGE([.H8:.K8])" office:value-type="float" office:value="1.38249169931346">
            <text:p>1,38</text:p>
          </table:table-cell>
          <table:table-cell table:number-columns-repeated="244"/>
        </table:table-row>
        <table:table-row table:style-name="ro2">
          <table:table-cell office:value-type="string">
            <text:p>total</text:p>
          </table:table-cell>
          <table:table-cell office:value-type="float" office:value="5707">
            <text:p>5707</text:p>
          </table:table-cell>
          <table:table-cell office:value-type="float" office:value="15935">
            <text:p>15935</text:p>
          </table:table-cell>
          <table:table-cell office:value-type="float" office:value="49121">
            <text:p>49121</text:p>
          </table:table-cell>
          <table:table-cell office:value-type="float" office:value="149225">
            <text:p>149225</text:p>
          </table:table-cell>
          <table:table-cell/>
          <table:table-cell office:value-type="string">
            <text:p>total</text:p>
          </table:table-cell>
          <table:table-cell table:formula="oooc:=[.B9]/[.B15]" office:value-type="float" office:value="1.07254275512122">
            <text:p>1,07</text:p>
          </table:table-cell>
          <table:table-cell table:formula="oooc:=[.C9]/[.C15]" office:value-type="float" office:value="1.17083027185893">
            <text:p>1,17</text:p>
          </table:table-cell>
          <table:table-cell table:formula="oooc:=[.D9]/[.D15]" office:value-type="float" office:value="1.10396673783571">
            <text:p>1,1</text:p>
          </table:table-cell>
          <table:table-cell table:formula="oooc:=[.E9]/[.E15]" office:value-type="float" office:value="1.0357021397686">
            <text:p>1,04</text:p>
          </table:table-cell>
          <table:table-cell table:formula="oooc:=AVERAGE([.H9:.K9])" office:value-type="float" office:value="1.09576047614611">
            <text:p>1,1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EyeDb, C++, local</text:p>
          </table:table-cell>
          <table:table-cell table:number-columns-repeated="5"/>
          <table:table-cell table:style-name="ce4" office:value-type="string">
            <text:p>Ratio phase/total for C++ local for each phase</text:p>
          </table:table-cell>
          <table:table-cell table:number-columns-repeated="249"/>
        </table:table-row>
        <table:table-row table:style-name="ro1">
          <table:table-cell office:value-type="string">
            <text:p>write</text:p>
          </table:table-cell>
          <table:table-cell office:value-type="float" office:value="102">
            <text:p>102</text:p>
          </table:table-cell>
          <table:table-cell office:value-type="float" office:value="320">
            <text:p>320</text:p>
          </table:table-cell>
          <table:table-cell office:value-type="float" office:value="974">
            <text:p>974</text:p>
          </table:table-cell>
          <table:table-cell office:value-type="float" office:value="3412">
            <text:p>3412</text:p>
          </table:table-cell>
          <table:table-cell/>
          <table:table-cell office:value-type="string">
            <text:p>write</text:p>
          </table:table-cell>
          <table:table-cell table:formula="oooc:=[.B11]/[.B$15]" office:value-type="float" office:value="0.0191693290734824">
            <text:p>0,02</text:p>
          </table:table-cell>
          <table:table-cell table:formula="oooc:=[.C11]/[.C$15]" office:value-type="float" office:value="0.0235121234386481">
            <text:p>0,02</text:p>
          </table:table-cell>
          <table:table-cell table:formula="oooc:=[.D11]/[.D$15]" office:value-type="float" office:value="0.0218901000112372">
            <text:p>0,02</text:p>
          </table:table-cell>
          <table:table-cell table:formula="oooc:=[.E11]/[.E$15]" office:value-type="float" office:value="0.0236811238123">
            <text:p>0,02</text:p>
          </table:table-cell>
          <table:table-cell table:number-columns-repeated="245"/>
        </table:table-row>
        <table:table-row table:style-name="ro1">
          <table:table-cell office:value-type="string">
            <text:p>read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  <table:table-cell office:value-type="float" office:value="406">
            <text:p>406</text:p>
          </table:table-cell>
          <table:table-cell office:value-type="float" office:value="1342">
            <text:p>1342</text:p>
          </table:table-cell>
          <table:table-cell/>
          <table:table-cell office:value-type="string">
            <text:p>read</text:p>
          </table:table-cell>
          <table:table-cell table:formula="oooc:=[.B12]/[.B$15]" office:value-type="float" office:value="0.0201090020672806">
            <text:p>0,02</text:p>
          </table:table-cell>
          <table:table-cell table:formula="oooc:=[.C12]/[.C$15]" office:value-type="float" office:value="0.0088905216752388">
            <text:p>0,01</text:p>
          </table:table-cell>
          <table:table-cell table:formula="oooc:=[.D12]/[.D$15]" office:value-type="float" office:value="0.00912462074390381">
            <text:p>0,01</text:p>
          </table:table-cell>
          <table:table-cell table:formula="oooc:=[.E12]/[.E$15]" office:value-type="float" office:value="0.00931420520401718">
            <text:p>0,01</text:p>
          </table:table-cell>
          <table:table-cell table:number-columns-repeated="245"/>
        </table:table-row>
        <table:table-row table:style-name="ro1">
          <table:table-cell office:value-type="string">
            <text:p>query</text:p>
          </table:table-cell>
          <table:table-cell office:value-type="float" office:value="4925">
            <text:p>4925</text:p>
          </table:table-cell>
          <table:table-cell office:value-type="float" office:value="12709">
            <text:p>12709</text:p>
          </table:table-cell>
          <table:table-cell office:value-type="float" office:value="41186">
            <text:p>41186</text:p>
          </table:table-cell>
          <table:table-cell office:value-type="float" office:value="132636">
            <text:p>132636</text:p>
          </table:table-cell>
          <table:table-cell/>
          <table:table-cell office:value-type="string">
            <text:p>query</text:p>
          </table:table-cell>
          <table:table-cell table:formula="oooc:=[.B13]/[.B$15]" office:value-type="float" office:value="0.925577898891186">
            <text:p>0,93</text:p>
          </table:table-cell>
          <table:table-cell table:formula="oooc:=[.C13]/[.C$15]" office:value-type="float" office:value="0.933798677443057">
            <text:p>0,93</text:p>
          </table:table-cell>
          <table:table-cell table:formula="oooc:=[.D13]/[.D$15]" office:value-type="float" office:value="0.925632093493651">
            <text:p>0,93</text:p>
          </table:table-cell>
          <table:table-cell table:formula="oooc:=[.E13]/[.E$15]" office:value-type="float" office:value="0.920565515231016">
            <text:p>0,92</text:p>
          </table:table-cell>
          <table:table-cell table:number-columns-repeated="245"/>
        </table:table-row>
        <table:table-row table:style-name="ro1">
          <table:table-cell office:value-type="string">
            <text:p>destroy</text:p>
          </table:table-cell>
          <table:table-cell office:value-type="float" office:value="187">
            <text:p>187</text:p>
          </table:table-cell>
          <table:table-cell office:value-type="float" office:value="460">
            <text:p>460</text:p>
          </table:table-cell>
          <table:table-cell office:value-type="float" office:value="1929">
            <text:p>1929</text:p>
          </table:table-cell>
          <table:table-cell office:value-type="float" office:value="6691">
            <text:p>6691</text:p>
          </table:table-cell>
          <table:table-cell/>
          <table:table-cell office:value-type="string">
            <text:p>destroy</text:p>
          </table:table-cell>
          <table:table-cell table:formula="oooc:=[.B14]/[.B$15]" office:value-type="float" office:value="0.0351437699680511">
            <text:p>0,04</text:p>
          </table:table-cell>
          <table:table-cell table:formula="oooc:=[.C14]/[.C$15]" office:value-type="float" office:value="0.0337986774430566">
            <text:p>0,03</text:p>
          </table:table-cell>
          <table:table-cell table:formula="oooc:=[.D14]/[.D$15]" office:value-type="float" office:value="0.043353185751208">
            <text:p>0,04</text:p>
          </table:table-cell>
          <table:table-cell table:formula="oooc:=[.E14]/[.E$15]" office:value-type="float" office:value="0.0464391557526669">
            <text:p>0,05</text:p>
          </table:table-cell>
          <table:table-cell table:number-columns-repeated="245"/>
        </table:table-row>
        <table:table-row table:style-name="ro2">
          <table:table-cell office:value-type="string">
            <text:p>total</text:p>
          </table:table-cell>
          <table:table-cell office:value-type="float" office:value="5321">
            <text:p>5321</text:p>
          </table:table-cell>
          <table:table-cell office:value-type="float" office:value="13610">
            <text:p>13610</text:p>
          </table:table-cell>
          <table:table-cell office:value-type="float" office:value="44495">
            <text:p>44495</text:p>
          </table:table-cell>
          <table:table-cell office:value-type="float" office:value="144081">
            <text:p>144081</text:p>
          </table:table-cell>
          <table:table-cell/>
          <table:table-cell office:value-type="string">
            <text:p>total</text:p>
          </table:table-cell>
          <table:table-cell table:formula="oooc:=[.B15]/[.B$15]" office:value-type="float" office:value="1">
            <text:p>1</text:p>
          </table:table-cell>
          <table:table-cell table:formula="oooc:=[.C15]/[.C$15]" office:value-type="float" office:value="1">
            <text:p>1</text:p>
          </table:table-cell>
          <table:table-cell table:formula="oooc:=[.D15]/[.D$15]" office:value-type="float" office:value="1">
            <text:p>1</text:p>
          </table:table-cell>
          <table:table-cell table:formula="oooc:=[.E15]/[.E$15]" office:value-type="float" office:value="1">
            <text:p>1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EyeDB, Java</text:p>
          </table:table-cell>
          <table:table-cell table:number-columns-repeated="5"/>
          <table:table-cell table:style-name="ce4" office:value-type="string">
            <text:p>Ratio Java/C++ normal for each phase</text:p>
          </table:table-cell>
          <table:table-cell table:number-columns-repeated="249"/>
        </table:table-row>
        <table:table-row table:style-name="ro1">
          <table:table-cell office:value-type="string">
            <text:p>write</text:p>
          </table:table-cell>
          <table:table-cell office:value-type="float" office:value="189">
            <text:p>189</text:p>
          </table:table-cell>
          <table:table-cell office:value-type="float" office:value="618">
            <text:p>618</text:p>
          </table:table-cell>
          <table:table-cell office:value-type="float" office:value="2042">
            <text:p>2042</text:p>
          </table:table-cell>
          <table:table-cell office:value-type="float" office:value="5848">
            <text:p>5848</text:p>
          </table:table-cell>
          <table:table-cell table:style-name="Default"/>
          <table:table-cell office:value-type="string">
            <text:p>write</text:p>
          </table:table-cell>
          <table:table-cell table:formula="oooc:=[.B17]/[.B5]" office:value-type="float" office:value="1.22727272727273">
            <text:p>1,23</text:p>
          </table:table-cell>
          <table:table-cell table:formula="oooc:=[.C17]/[.C5]" office:value-type="float" office:value="1.24346076458753">
            <text:p>1,24</text:p>
          </table:table-cell>
          <table:table-cell table:formula="oooc:=[.D17]/[.D5]" office:value-type="float" office:value="1.26990049751244">
            <text:p>1,27</text:p>
          </table:table-cell>
          <table:table-cell table:formula="oooc:=[.E17]/[.E5]" office:value-type="float" office:value="1.15095453650856">
            <text:p>1,15</text:p>
          </table:table-cell>
          <table:table-cell table:number-columns-repeated="245"/>
        </table:table-row>
        <table:table-row table:style-name="ro1">
          <table:table-cell office:value-type="string">
            <text:p>read</text:p>
          </table:table-cell>
          <table:table-cell office:value-type="float" office:value="162">
            <text:p>162</text:p>
          </table:table-cell>
          <table:table-cell office:value-type="float" office:value="298">
            <text:p>298</text:p>
          </table:table-cell>
          <table:table-cell office:value-type="float" office:value="736">
            <text:p>736</text:p>
          </table:table-cell>
          <table:table-cell office:value-type="float" office:value="2258">
            <text:p>2258</text:p>
          </table:table-cell>
          <table:table-cell table:style-name="Default"/>
          <table:table-cell office:value-type="string">
            <text:p>read</text:p>
          </table:table-cell>
          <table:table-cell table:formula="oooc:=[.B18]/[.B6]" office:value-type="float" office:value="1.05194805194805">
            <text:p>1,05</text:p>
          </table:table-cell>
          <table:table-cell table:formula="oooc:=[.C18]/[.C6]" office:value-type="float" office:value="1.1037037037037">
            <text:p>1,1</text:p>
          </table:table-cell>
          <table:table-cell table:formula="oooc:=[.D18]/[.D6]" office:value-type="float" office:value="0.836363636363636">
            <text:p>0,84</text:p>
          </table:table-cell>
          <table:table-cell table:formula="oooc:=[.E18]/[.E6]" office:value-type="float" office:value="0.811646297627606">
            <text:p>0,81</text:p>
          </table:table-cell>
          <table:table-cell table:number-columns-repeated="245"/>
        </table:table-row>
        <table:table-row table:style-name="ro1">
          <table:table-cell office:value-type="string">
            <text:p>query</text:p>
          </table:table-cell>
          <table:table-cell office:value-type="float" office:value="10446">
            <text:p>10446</text:p>
          </table:table-cell>
          <table:table-cell office:value-type="float" office:value="26779">
            <text:p>26779</text:p>
          </table:table-cell>
          <table:table-cell office:value-type="float" office:value="91078">
            <text:p>91078</text:p>
          </table:table-cell>
          <table:table-cell office:value-type="float" office:value="267720">
            <text:p>267720</text:p>
          </table:table-cell>
          <table:table-cell table:style-name="Default"/>
          <table:table-cell office:value-type="string">
            <text:p>query</text:p>
          </table:table-cell>
          <table:table-cell table:formula="oooc:=[.B19]/[.B7]" office:value-type="float" office:value="2.02756211180124">
            <text:p>2,03</text:p>
          </table:table-cell>
          <table:table-cell table:formula="oooc:=[.C19]/[.C7]" office:value-type="float" office:value="1.85527227379798">
            <text:p>1,86</text:p>
          </table:table-cell>
          <table:table-cell table:formula="oooc:=[.D19]/[.D7]" office:value-type="float" office:value="2.06362297496318">
            <text:p>2,06</text:p>
          </table:table-cell>
          <table:table-cell table:formula="oooc:=[.E19]/[.E7]" office:value-type="float" office:value="2.01991851516523">
            <text:p>2,02</text:p>
          </table:table-cell>
          <table:table-cell table:number-columns-repeated="245"/>
        </table:table-row>
        <table:table-row table:style-name="ro1">
          <table:table-cell office:value-type="string">
            <text:p>delete</text:p>
          </table:table-cell>
          <table:table-cell office:value-type="float" office:value="337">
            <text:p>337</text:p>
          </table:table-cell>
          <table:table-cell office:value-type="float" office:value="848">
            <text:p>848</text:p>
          </table:table-cell>
          <table:table-cell office:value-type="float" office:value="2578">
            <text:p>2578</text:p>
          </table:table-cell>
          <table:table-cell office:value-type="float" office:value="8728">
            <text:p>8728</text:p>
          </table:table-cell>
          <table:table-cell table:style-name="Default"/>
          <table:table-cell office:value-type="string">
            <text:p>destroy</text:p>
          </table:table-cell>
          <table:table-cell table:formula="oooc:=[.B20]/[.B8]" office:value-type="float" office:value="1.36437246963563">
            <text:p>1,36</text:p>
          </table:table-cell>
          <table:table-cell table:formula="oooc:=[.C20]/[.C8]" office:value-type="float" office:value="1.15531335149864">
            <text:p>1,16</text:p>
          </table:table-cell>
          <table:table-cell table:formula="oooc:=[.D20]/[.D8]" office:value-type="float" office:value="1.0320256204964">
            <text:p>1,03</text:p>
          </table:table-cell>
          <table:table-cell table:formula="oooc:=[.E20]/[.E8]" office:value-type="float" office:value="0.98934481976876">
            <text:p>0,99</text:p>
          </table:table-cell>
          <table:table-cell table:number-columns-repeated="245"/>
        </table:table-row>
        <table:table-row table:style-name="ro2">
          <table:table-cell office:value-type="string">
            <text:p>total</text:p>
          </table:table-cell>
          <table:table-cell table:formula="oooc:=SUM([.B17:.B20])" office:value-type="float" office:value="11134">
            <text:p>11134</text:p>
          </table:table-cell>
          <table:table-cell table:formula="oooc:=SUM([.C17:.C20])" office:value-type="float" office:value="28543">
            <text:p>28543</text:p>
          </table:table-cell>
          <table:table-cell table:formula="oooc:=SUM([.D17:.D20])" office:value-type="float" office:value="96434">
            <text:p>96434</text:p>
          </table:table-cell>
          <table:table-cell table:formula="oooc:=SUM([.E17:.E20])" office:value-type="float" office:value="284554">
            <text:p>284554</text:p>
          </table:table-cell>
          <table:table-cell/>
          <table:table-cell office:value-type="string">
            <text:p>total</text:p>
          </table:table-cell>
          <table:table-cell table:formula="oooc:=[.B21]/[.B9]" office:value-type="float" office:value="1.95093744524268">
            <text:p>1,95</text:p>
          </table:table-cell>
          <table:table-cell table:formula="oooc:=[.C21]/[.C9]" office:value-type="float" office:value="1.79121430812677">
            <text:p>1,79</text:p>
          </table:table-cell>
          <table:table-cell table:formula="oooc:=[.D21]/[.D9]" office:value-type="float" office:value="1.96319293173999">
            <text:p>1,96</text:p>
          </table:table-cell>
          <table:table-cell table:formula="oooc:=[.E21]/[.E9]" office:value-type="float" office:value="1.90687887418328">
            <text:p>1,91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db4o</text:p>
          </table:table-cell>
          <table:table-cell table:number-columns-repeated="5"/>
          <table:table-cell table:style-name="ce4" office:value-type="string">
            <text:p>Ratio EyeDB Java/db3o for each phase</text:p>
          </table:table-cell>
          <table:table-cell table:number-columns-repeated="249"/>
        </table:table-row>
        <table:table-row table:style-name="ro1">
          <table:table-cell office:value-type="string">
            <text:p>write</text:p>
          </table:table-cell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375">
            <text:p>375</text:p>
          </table:table-cell>
          <table:table-cell office:value-type="float" office:value="768">
            <text:p>768</text:p>
          </table:table-cell>
          <table:table-cell/>
          <table:table-cell office:value-type="string">
            <text:p>write</text:p>
          </table:table-cell>
          <table:table-cell table:formula="oooc:=[.B17]/[.B23]" office:value-type="float" office:value="3.56603773584906">
            <text:p>3,57</text:p>
          </table:table-cell>
          <table:table-cell table:formula="oooc:=[.C17]/[.C23]" office:value-type="float" office:value="5.77570093457944">
            <text:p>5,78</text:p>
          </table:table-cell>
          <table:table-cell table:formula="oooc:=[.D17]/[.D23]" office:value-type="float" office:value="5.44533333333333">
            <text:p>5,45</text:p>
          </table:table-cell>
          <table:table-cell table:formula="oooc:=[.E17]/[.E23]" office:value-type="float" office:value="7.61458333333333">
            <text:p>7,61</text:p>
          </table:table-cell>
          <table:table-cell table:number-columns-repeated="245"/>
        </table:table-row>
        <table:table-row table:style-name="ro1">
          <table:table-cell office:value-type="string">
            <text:p>read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41">
            <text:p>141</text:p>
          </table:table-cell>
          <table:table-cell/>
          <table:table-cell office:value-type="string">
            <text:p>read</text:p>
          </table:table-cell>
          <table:table-cell table:formula="oooc:=[.B18]/[.B24]" office:value-type="float" office:value="16.2">
            <text:p>16,2</text:p>
          </table:table-cell>
          <table:table-cell table:formula="oooc:=[.C18]/[.C24]" office:value-type="float" office:value="16.5555555555556">
            <text:p>16,56</text:p>
          </table:table-cell>
          <table:table-cell table:formula="oooc:=[.D18]/[.D24]" office:value-type="float" office:value="14.4313725490196">
            <text:p>14,43</text:p>
          </table:table-cell>
          <table:table-cell table:formula="oooc:=[.E18]/[.E24]" office:value-type="float" office:value="16.0141843971631">
            <text:p>16,01</text:p>
          </table:table-cell>
          <table:table-cell table:number-columns-repeated="245"/>
        </table:table-row>
        <table:table-row table:style-name="ro1">
          <table:table-cell office:value-type="string">
            <text:p>query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query</text:p>
          </table:table-cell>
          <table:table-cell table:formula="oooc:=[.B19]/[.B25]" office:value-type="float" office:value="870.5">
            <text:p>870,5</text:p>
          </table:table-cell>
          <table:table-cell table:formula="oooc:=[.C19]/[.C25]" office:value-type="float" office:value="2434.45454545455">
            <text:p>2434,45</text:p>
          </table:table-cell>
          <table:table-cell table:formula="oooc:=[.D19]/[.D25]" office:value-type="float" office:value="6071.86666666667">
            <text:p>6071,87</text:p>
          </table:table-cell>
          <table:table-cell table:formula="oooc:=[.E19]/[.E25]" office:value-type="float" office:value="22310">
            <text:p>22310</text:p>
          </table:table-cell>
          <table:table-cell table:number-columns-repeated="245"/>
        </table:table-row>
        <table:table-row table:style-name="ro1">
          <table:table-cell office:value-type="string">
            <text:p>delete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float" office:value="305">
            <text:p>305</text:p>
          </table:table-cell>
          <table:table-cell office:value-type="float" office:value="981">
            <text:p>981</text:p>
          </table:table-cell>
          <table:table-cell/>
          <table:table-cell office:value-type="string">
            <text:p>destroy</text:p>
          </table:table-cell>
          <table:table-cell table:formula="oooc:=[.B20]/[.B26]" office:value-type="float" office:value="10.8709677419355">
            <text:p>10,87</text:p>
          </table:table-cell>
          <table:table-cell table:formula="oooc:=[.C20]/[.C26]" office:value-type="float" office:value="10.0952380952381">
            <text:p>10,1</text:p>
          </table:table-cell>
          <table:table-cell table:formula="oooc:=[.D20]/[.D26]" office:value-type="float" office:value="8.45245901639344">
            <text:p>8,45</text:p>
          </table:table-cell>
          <table:table-cell table:formula="oooc:=[.E20]/[.E26]" office:value-type="float" office:value="8.89704383282365">
            <text:p>8,9</text:p>
          </table:table-cell>
          <table:table-cell table:number-columns-repeated="245"/>
        </table:table-row>
        <table:table-row table:style-name="ro2">
          <table:table-cell office:value-type="string">
            <text:p>total</text:p>
          </table:table-cell>
          <table:table-cell table:formula="oooc:=SUM([.B23:.B26])" office:value-type="float" office:value="106">
            <text:p>106</text:p>
          </table:table-cell>
          <table:table-cell table:formula="oooc:=SUM([.C23:.C26])" office:value-type="float" office:value="220">
            <text:p>220</text:p>
          </table:table-cell>
          <table:table-cell table:formula="oooc:=SUM([.D23:.D26])" office:value-type="float" office:value="746">
            <text:p>746</text:p>
          </table:table-cell>
          <table:table-cell table:formula="oooc:=SUM([.E23:.E26])" office:value-type="float" office:value="1902">
            <text:p>1902</text:p>
          </table:table-cell>
          <table:table-cell/>
          <table:table-cell office:value-type="string">
            <text:p>total</text:p>
          </table:table-cell>
          <table:table-cell table:formula="oooc:=[.B21]/[.B27]" office:value-type="float" office:value="105.037735849057">
            <text:p>105,04</text:p>
          </table:table-cell>
          <table:table-cell table:formula="oooc:=[.C21]/[.C27]" office:value-type="float" office:value="129.740909090909">
            <text:p>129,74</text:p>
          </table:table-cell>
          <table:table-cell table:formula="oooc:=[.D21]/[.D27]" office:value-type="float" office:value="129.268096514745">
            <text:p>129,27</text:p>
          </table:table-cell>
          <table:table-cell table:formula="oooc:=[.E21]/[.E27]" office:value-type="float" office:value="149.60778128286">
            <text:p>149,61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Hibernate, MySQL</text:p>
          </table:table-cell>
          <table:table-cell table:number-columns-repeated="255"/>
        </table:table-row>
        <table:table-row table:style-name="ro2" table:number-rows-repeated="6550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ui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23/10/2008</text:date>, <text:time>17:2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çois Déchelle</meta:initial-creator>
    <meta:creation-date>2008-10-20T16:47:19</meta:creation-date>
    <dc:creator>François Déchelle</dc:creator>
    <dc:date>2008-10-23T17:22:48</dc:date>
    <meta:editing-cycles>29</meta:editing-cycles>
    <meta:editing-duration>PT7H23M52S</meta:editing-duration>
    <meta:user-defined meta:name="Info 1"/>
    <meta:user-defined meta:name="Info 2"/>
    <meta:user-defined meta:name="Info 3"/>
    <meta:user-defined meta:name="Info 4"/>
    <meta:document-statistic meta:table-count="3" meta:cell-count="222"/>
  </office:meta>
</office:document-meta>
</file>